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mp.weixin.qq.com/s?__biz=MzI3ODcxMzQzMw==&amp;mid=2247487322&amp;idx=2&amp;sn=3a78e1bb0e9010f9e9508cbada6be621&amp;chksm=eb538a6cdc24037a3b1bbf207ecff88dede55099758e26871c71ec2431c5a1b830a75494111e&amp;scene=21#wechat_redir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6:49:32.964561584</meta:creation-date>
    <dc:date>2019-04-18T16:49:52.907177351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214" meta:non-whitespace-character-count="214"/>
    <meta:generator>LibreOffice/6.0.6.2$Linux_X86_64 LibreOffice_project/00m0$Build-2</meta:generator>
  </office:meta>
</office:document-meta>
</file>